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color="#000000" style:font-name="Calibri" fo:font-size="10pt" fo:language="fr" fo:country="FR" style:font-size-asian="10pt"/>
    </style:style>
    <style:style style:name="P3" style:family="paragraph" style:parent-style-name="Standard">
      <style:text-properties officeooo:rsid="00078e19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78e19" style:font-size-asian="18pt" style:font-weight-asian="bold" style:font-size-complex="18pt" style:font-weight-complex="bold"/>
    </style:style>
    <style:style style:name="T1" style:family="text">
      <style:text-properties fo:color="#000000" style:font-name="Calibri" fo:font-size="10pt" fo:language="fr" fo:country="FR" style:font-size-asian="10pt"/>
    </style:style>
    <style:style style:name="T2" style:family="text">
      <style:text-properties fo:language="fr" fo:country="FR"/>
    </style:style>
    <style:style style:name="T3" style:family="text">
      <style:text-properties officeooo:rsid="0007dc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<text:span text:style-name="T3">CRIPT GESCOM</text:span></text:p>
      <text:p text:style-name="P3"/>
      <text:p text:style-name="P3">CREATE TABLE suppliers(</text:p>
      <text:p text:style-name="P3"><text:s text:c="3"/>sup_id INT,</text:p>
      <text:p text:style-name="P3"><text:s text:c="3"/>sup_name VARCHAR(50) NOT NULL,</text:p>
      <text:p text:style-name="P3"><text:s text:c="3"/>sup_city VARCHAR(50) NOT NULL,</text:p>
      <text:p text:style-name="P3"><text:s text:c="3"/>sup_address VARCHAR(150) NOT NULL,</text:p>
      <text:p text:style-name="P3"><text:s text:c="3"/>sup_mail VARCHAR(75),</text:p>
      <text:p text:style-name="P3"><text:s text:c="3"/>sup_phone INT,</text:p>
      <text:p text:style-name="P3"><text:s text:c="3"/>PRIMARY KEY(sup_id)</text:p>
      <text:p text:style-name="P3">);</text:p>
      <text:p text:style-name="P3"/>
      <text:p text:style-name="P3">CREATE TABLE customers(</text:p>
      <text:p text:style-name="P3"><text:s text:c="3"/>cus_id INT,</text:p>
      <text:p text:style-name="P3"><text:s text:c="3"/>cus_lastname VARCHAR(50) NOT NULL,</text:p>
      <text:p text:style-name="P3"><text:s text:c="3"/>cus_firstname VARCHAR(50) NOT NULL,</text:p>
      <text:p text:style-name="P3"><text:s text:c="3"/>cus_address VARCHAR(150) NOT NULL,</text:p>
      <text:p text:style-name="P3"><text:s text:c="3"/>cus_zipcode VARCHAR(50) NOT NULL,</text:p>
      <text:p text:style-name="P3"><text:s text:c="3"/>cus_city VARCHAR(50) NOT NULL,</text:p>
      <text:p text:style-name="P3"><text:s text:c="3"/>cus_mail VARCHAR(75),</text:p>
      <text:p text:style-name="P3"><text:s text:c="3"/>cus_phone INT,</text:p>
      <text:p text:style-name="P3"><text:s text:c="3"/>PRIMARY KEY(cus_id)</text:p>
      <text:p text:style-name="P3">);</text:p>
      <text:p text:style-name="P3"/>
      <text:p text:style-name="P3">CREATE TABLE orders(</text:p>
      <text:p text:style-name="P3"><text:s text:c="3"/>ord_id INT,</text:p>
      <text:p text:style-name="P3"><text:s text:c="3"/>ord_order_date DATE NOT NULL,</text:p>
      <text:p text:style-name="P3"><text:s text:c="3"/>ord_ship_date DATE,</text:p>
      <text:p text:style-name="P3"><text:s text:c="3"/>ord_bill_date DATE,</text:p>
      <text:p text:style-name="P3"><text:s text:c="3"/>ord_reception_date DATE,</text:p>
      <text:p text:style-name="P3"><text:s text:c="3"/>ord_status VARCHAR(25) NOT NULL,</text:p>
      <text:p text:style-name="P3"><text:s text:c="3"/>cus_id INT NOT NULL,</text:p>
      <text:p text:style-name="P3"><text:s text:c="3"/>PRIMARY KEY(ord_id),</text:p>
      <text:p text:style-name="P3"><text:s text:c="3"/>FOREIGN KEY(cus_id) REFERENCES customers(cus_id)</text:p>
      <text:p text:style-name="P3">);</text:p>
      <text:p text:style-name="P3"/>
      <text:p text:style-name="P3">CREATE TABLE categories(</text:p>
      <text:p text:style-name="P3"><text:s text:c="3"/>cat_id INT,</text:p>
      <text:p text:style-name="P3"><text:s text:c="3"/>cat_name VARCHAR(200),</text:p>
      <text:p text:style-name="P3"><text:s text:c="3"/>cat_parent_id INT,</text:p>
      <text:p text:style-name="P3"><text:s text:c="3"/>PRIMARY KEY(cat_id)</text:p>
      <text:p text:style-name="P3">);</text:p>
      <text:p text:style-name="P3"/>
      <text:p text:style-name="P3">CREATE TABLE details(</text:p>
      <text:p text:style-name="P3"><text:s text:c="3"/>det_id VARCHAR(50),</text:p>
      <text:p text:style-name="P3"><text:s text:c="3"/>det_price DECIMAL(6,2) NOT NULL,</text:p>
      <text:p text:style-name="P3"><text:s text:c="3"/>det_quantity INT NOT NULL,</text:p>
      <text:p text:style-name="P3"><text:s text:c="3"/>PRIMARY KEY(det_id)</text:p>
      <text:p text:style-name="P3">);</text:p>
      <text:p text:style-name="P3"/>
      <text:p text:style-name="P3">CREATE TABLE products(</text:p>
      <text:p text:style-name="P3"><text:s text:c="3"/>pro_id INT,</text:p>
      <text:p text:style-name="P3"><text:soft-page-break/><text:s text:c="3"/>pro_name VARCHAR(200) NOT NULL,</text:p>
      <text:p text:style-name="P3"><text:s text:c="3"/>pro_desc VARCHAR(1000) NOT NULL,</text:p>
      <text:p text:style-name="P3"><text:s text:c="3"/>pro_price DECIMAL(6,2) NOT NULL,</text:p>
      <text:p text:style-name="P3"><text:s text:c="3"/>pro_stock SMALLINT,</text:p>
      <text:p text:style-name="P3"><text:s text:c="3"/>pro_color VARCHAR(30),</text:p>
      <text:p text:style-name="P3"><text:s text:c="3"/>pro_picture VARCHAR(40),</text:p>
      <text:p text:style-name="P3"><text:s text:c="3"/>pro_add_date DATE NOT NULL,</text:p>
      <text:p text:style-name="P3"><text:s text:c="3"/>pro_update_date TIME NOT NULL,</text:p>
      <text:p text:style-name="P3"><text:s text:c="3"/>pro_publish TINYINT NOT NULL,</text:p>
      <text:p text:style-name="P3"><text:s text:c="3"/>pro_ref INT NOT NULL,</text:p>
      <text:p text:style-name="P3"><text:s text:c="3"/>det_id VARCHAR(50) NOT NULL,</text:p>
      <text:p text:style-name="P3"><text:s text:c="3"/>cat_id INT NOT NULL,</text:p>
      <text:p text:style-name="P3"><text:s text:c="3"/>sup_id INT NOT NULL,</text:p>
      <text:p text:style-name="P3"><text:s text:c="3"/>ord_id INT NOT NULL,</text:p>
      <text:p text:style-name="P3"><text:s text:c="3"/>PRIMARY KEY(pro_id),</text:p>
      <text:p text:style-name="P3"><text:s text:c="3"/>FOREIGN KEY(det_id) REFERENCES details(det_id),</text:p>
      <text:p text:style-name="P3"><text:s text:c="3"/>FOREIGN KEY(cat_id) REFERENCES categories(cat_id),</text:p>
      <text:p text:style-name="P3"><text:s text:c="3"/>FOREIGN KEY(sup_id) REFERENCES suppliers(sup_id),</text:p>
      <text:p text:style-name="P3"><text:s text:c="3"/>FOREIGN KEY(ord_id) REFERENCES orders(ord_id)</text:p>
      <text:p text:style-name="P3">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0:37:29.627339257</meta:creation-date>
    <dc:date>2021-11-25T11:13:11.719596559</dc:date>
    <meta:editing-duration>PT25M32S</meta:editing-duration>
    <meta:editing-cycles>1</meta:editing-cycles>
    <meta:document-statistic meta:table-count="0" meta:image-count="0" meta:object-count="0" meta:page-count="2" meta:paragraph-count="66" meta:word-count="190" meta:character-count="1672" meta:non-whitespace-character-count="1389"/>
    <meta:generator>LibreOffice/6.4.7.2$Linux_X86_64 LibreOffice_project/40$Build-2</meta:generator>
  </office:meta>
</office:document-meta>
</file>